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5de" officeooo:paragraph-rsid="0013b5de"/>
    </style:style>
    <style:style style:name="P2" style:family="paragraph" style:parent-style-name="Standard">
      <style:text-properties officeooo:paragraph-rsid="0013b5de"/>
    </style:style>
    <style:style style:name="P3" style:family="paragraph" style:parent-style-name="Standard">
      <style:text-properties officeooo:rsid="001561fe" officeooo:paragraph-rsid="001561fe"/>
    </style:style>
    <style:style style:name="P4" style:family="paragraph" style:parent-style-name="Standard">
      <style:text-properties officeooo:rsid="001561fe" officeooo:paragraph-rsid="0015d713"/>
    </style:style>
    <style:style style:name="P5" style:family="paragraph" style:parent-style-name="Standard">
      <style:text-properties officeooo:paragraph-rsid="001561fe"/>
    </style:style>
    <style:style style:name="P6" style:family="paragraph" style:parent-style-name="Standard">
      <style:text-properties officeooo:rsid="0015d713" officeooo:paragraph-rsid="0015d713"/>
    </style:style>
    <style:style style:name="P7" style:family="paragraph" style:parent-style-name="Standard">
      <style:text-properties officeooo:paragraph-rsid="0015d713"/>
    </style:style>
    <style:style style:name="P8" style:family="paragraph" style:parent-style-name="Standard">
      <style:text-properties officeooo:rsid="00166677" officeooo:paragraph-rsid="00166677"/>
    </style:style>
    <style:style style:name="P9" style:family="paragraph" style:parent-style-name="Standard">
      <style:text-properties officeooo:paragraph-rsid="0016667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b5de" style:font-size-asian="14pt" style:font-size-complex="14pt"/>
    </style:style>
    <style:style style:name="T3" style:family="text">
      <style:text-properties fo:font-size="14pt" officeooo:rsid="001561fe" style:font-size-asian="14pt" style:font-size-complex="14pt"/>
    </style:style>
    <style:style style:name="T4" style:family="text">
      <style:text-properties officeooo:rsid="001561fe"/>
    </style:style>
    <style:style style:name="T5" style:family="text">
      <style:text-properties officeooo:rsid="0015d713"/>
    </style:style>
    <style:style style:name="T6" style:family="text">
      <style:text-properties officeooo:rsid="001666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 text:c="2"/><text:span text:style-name="T1"><text:s/>check the current working directory command , and get list with including hidden file as well filesize of each of file and folder.</text:span></text:p>
      <text:p text:style-name="P1"><text:span text:style-name="T1">Answer:-</text:span></text:p>
      <text:p text:style-name="P1"><text:span text:style-name="T1"><text:tab/><text:tab/> <text:s/>1. <text:s/>pwd</text:span></text:p>
      <text:p text:style-name="P1"><text:span text:style-name="T1"><text:s text:c="2"/><text:tab/><text:tab/> <text:s/>2. <text:s/>ls</text:span></text:p>
      <text:p text:style-name="P1"><text:span text:style-name="T1"><text:tab/><text:tab/>3. <text:s/>ls -al</text:span></text:p>
      <text:p text:style-name="P1"><text:span text:style-name="T1"><text:tab/><text:tab/>4. ls -alh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2. then create the 2 folder name with intern-2020 &amp; rapidops-2020</text:span><text:span text:style-name="T3"> </text:span><text:span text:style-name="T2">?</text:span></text:p>
      <text:p text:style-name="P3"><text:span text:style-name="T2">A</text:span><text:span text:style-name="T1">nswer:-</text:span></text:p>
      <text:p text:style-name="P3"><text:span text:style-name="T1"><text:tab/> mkdir intern-2020 rapidops-2020</text:span></text:p>
      <text:p text:style-name="P3"><text:span text:style-name="T1"/></text:p>
      <text:p text:style-name="P5"><text:span text:style-name="T3">3. </text:span><text:span text:style-name="T1">then create 2 file within intern-2020 folder, filename is dev.txt helloworld.txt</text:span><text:span text:style-name="T3"> ?</text:span></text:p>
      <text:p text:style-name="P3"><text:span text:style-name="T1">Answer:-</text:span></text:p>
      <text:p text:style-name="P3"><text:span text:style-name="T1"><text:tab/>cd intern-2020/</text:span></text:p>
      <text:p text:style-name="P3"><text:span text:style-name="T1"><text:s text:c="3"/><text:tab/>touch dev.txt helloworld.txt</text:span></text:p>
      <text:p text:style-name="P3"><text:span text:style-name="T1"/></text:p>
      <text:p text:style-name="P3"><text:span text:style-name="T1"/></text:p>
      <text:p text:style-name="P5"><text:span text:style-name="T3">4. <text:s/></text:span><text:span text:style-name="T1">open the dev.txt file and write down here about any content, and in helloworld.txt<text:line-break/> <text:s text:c="4"/>file write the “helloworld” with using echo command ?</text:span></text:p>
      <text:p text:style-name="P5"><text:span text:style-name="T1"/></text:p>
      <text:p text:style-name="P3">Answer:- <text:s text:c="2"/>nano dev.txt </text:p>
      <text:p text:style-name="P3"><text:s text:c="2"/><text:tab/> <text:s text:c="6"/>helloworld.txt</text:p>
      <text:p text:style-name="P3"/>
      <text:p text:style-name="P5"><text:span text:style-name="T4">5. </text:span>Now copy dev.txt and helloworld.txt into rapidops-2020 folder ?</text:p>
      <text:p text:style-name="P3">Answer:-</text:p>
      <text:p text:style-name="P3"><text:tab/></text:p>
      <text:p text:style-name="P4"><text:tab/>cp <text:s/>/home/ad.rapidops.com/sanyog.thakre/Desktop/intern-2020/dev.txt <text:s/><text:tab/>/home/ad.rapidops.com/sanyog.thakre/rapidops-2020</text:p>
      <text:p text:style-name="P3"><text:s/><text:tab/></text:p>
      <text:p text:style-name="P4"><text:tab/>cp <text:s/>/home/ad.rapidops.com/sanyog.thakre/Desktop/intern-2020/<text:span text:style-name="T5">helloworld</text:span>.txt <text:s/><text:tab/>/home/ad.rapidops.com/sanyog.thakre/rapidops-2020</text:p>
      <text:p text:style-name="P4"/>
      <text:p text:style-name="P7"><text:span text:style-name="T5">6. <text:s/></text:span>Now go to the rapidops-2020 folder and rename that 2(dev.txt, helloworld.txt) files.</text:p>
      <text:p text:style-name="P6">Answer:- </text:p>
      <text:p text:style-name="P6"><text:tab/></text:p>
      <text:p text:style-name="P4"><text:s/><text:tab/> <text:s text:c="2"/>mv rename_dev.txt dev_rename.txt</text:p>
      <text:p text:style-name="P4"><text:s text:c="2"/></text:p>
      <text:p text:style-name="P4"><text:s text:c="2"/><text:tab/> <text:s/>mv helloworld.txt hello_rename.txt</text:p>
      <text:p text:style-name="P8"/>
      <text:p text:style-name="P9"><text:span text:style-name="T6">7. <text:s/></text:span>In the same directory path give the read only permission to dev.txt for file’s owner and<text:line-break/> <text:s text:c="4"/>give read-write-execute for owner &amp; read-write permission for group to helloworld.txt.</text:p>
      <text:p text:style-name="P8">Answer:-</text:p>
      <text:p text:style-name="P4"><text:s text:c="2"/>chmod u+r dev_rename.txt </text:p>
      <text:p text:style-name="P4"><text:s text:c="2"/>chmod u-w dev_rename.txt</text:p>
      <text:p text:style-name="P4"><text:s text:c="2"/>chmod 760 <text:s/>hello_rename.txt </text:p>
      <text:p text:style-name="P9"><text:soft-page-break/><text:span text:style-name="T6">8. </text:span>Now create archive file within same directory and shift into intern-2020 directory ?</text:p>
      <text:p text:style-name="P8">Answer:-</text:p>
      <text:p text:style-name="P8"><text:s/><text:tab/>tar -cvf archive_name.tar rapidops-2020</text:p>
      <text:p text:style-name="P8"><text:tab/>mv ./archive_name.tar ./intern-2020</text:p>
      <text:p text:style-name="P8"><text:tab/></text:p>
      <text:p text:style-name="P8"/>
      <text:p text:style-name="P9"><text:span text:style-name="T6">9. </text:span>Now copy that archive file within same directory location and remove the older archive<text:line-break/> file.</text:p>
      <text:p text:style-name="P8">Answer:-</text:p>
      <text:p text:style-name="P8"><text:tab/>mv archive_name.tar sanyog.tar</text:p>
      <text:p text:style-name="P8"/>
      <text:p text:style-name="P9"><text:span text:style-name="T6">10. </text:span>Using the command find out the dev.txt file ?</text:p>
      <text:p text:style-name="P8">Answer:-</text:p>
      <text:p text:style-name="P8"><text:tab/>find -name dev.txt</text:p>
      <text:p text:style-name="P9"><text:span text:style-name="T6">11. </text:span>Check the cpu, memory usage with using CLI?</text:p>
      <text:p text:style-name="P8">Answer:- top</text:p>
      <text:p text:style-name="P8"/>
      <text:p text:style-name="P9"><text:span text:style-name="T6">12. </text:span>Check the disk usage and free disk space with using CLI ?</text:p>
      <text:p text:style-name="P8">Anwer:-</text:p>
      <text:p text:style-name="P8"><text:tab/>df -h</text:p>
      <text:p text:style-name="P8"><text:tab/>free</text:p>
      <text:p text:style-name="P9"/>
      <text:p text:style-name="P9"><text:span text:style-name="T6">13. </text:span>Check the all system process and filter out any of one process service ?</text:p>
      <text:p text:style-name="P8">Answer:-</text:p>
      <text:p text:style-name="P9"><text:span text:style-name="T6"><text:tab/></text:span>ps -efH |more</text:p>
      <text:p text:style-name="P9"/>
      <text:p text:style-name="P9"><text:span text:style-name="T6">14. </text:span>Retrieve the content from web server with using CLI. <text:a xlink:type="simple" xlink:href="https://releases.mattermost.com/desktop/4.3.2/mattermost-desktop-4.3.2-linux-i386.deb" office:target-frame-name="_blank" xlink:show="new" text:style-name="Internet_20_link" text:visited-style-name="Visited_20_Internet_20_Link">Here Link</text:a></text:p>
      <text:p text:style-name="P8">Answer:-</text:p>
      <text:p text:style-name="P8"/>
      <text:p text:style-name="P8"/>
      <text:p text:style-name="P8">15. Check your network interface information with using CLI.</text:p>
      <text:p text:style-name="P8">Answer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38:26.345581408</meta:creation-date>
    <dc:date>2020-01-10T12:29:44.845902513</dc:date>
    <meta:editing-duration>PT28S</meta:editing-duration>
    <meta:editing-cycles>1</meta:editing-cycles>
    <meta:document-statistic meta:table-count="0" meta:image-count="0" meta:object-count="0" meta:page-count="2" meta:paragraph-count="57" meta:word-count="299" meta:character-count="2170" meta:non-whitespace-character-count="1826"/>
    <meta:generator>LibreOffice/6.0.7.3$Linux_X86_64 LibreOffice_project/00m0$Build-3</meta:generator>
  </office:meta>
</office:document-meta>
</file>